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84925" text:style-name="L1">
        <text:list-item>
          <text:p text:style-name="P1">At a certain point in world history, the “real antagonist” (RA) creates a human and many clones in order to show people the dangers of cloning technology, because he believed the clones would get in fights against each other to decide who was the original.</text:p>
        </text:list-item>
        <text:list-item>
          <text:p text:style-name="P1">However, things don't turn out as RA expected, and the clones don't fight amongst themselves, instead opting to live in peace and create different companies with their awesome abilities and intelligence.</text:p>
        </text:list-item>
        <text:list-item>
          <text:p text:style-name="P1">RA, wanting to prove that he is right, creates intrigues amongst the clones, and this leads to a full-scale world war, because the clones use their companies and big influence to fight against each other.</text:p>
        </text:list-item>
        <text:list-item>
          <text:p text:style-name="P1">20 years later, after the long war, only three clones are left, and each of them manages an energy generation company in one of the three remining “countries”. These companies use conflicting ways of generating energy. Because of that and of the intrigues created by RA before, the clones want to take each other down, but they are doing it in a “Cold War” way so as not to make what remains of humanity disappear.</text:p>
        </text:list-item>
        <text:list-item>
          <text:p text:style-name="P1">In that context, a special unit (SU) of highly skilled warriors from all of the three countries is created in an effort to recover the world from this terrible state. The three main characters are part of this SU.</text:p>
        </text:list-item>
        <text:list-item>
          <text:p text:style-name="P1">They decide to set out in order to discover the truth behind the three companies and their reasoning (why they don't just agree in one form of energy generation, etc.), and in doing that, get involved in their “Cold War” conflicts.</text:p>
        </text:list-item>
        <text:list-item>
          <text:p text:style-name="P1">After eliminating the three clones, the main characters can finally focus all big three companies in generating the same kind of ener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r Castro</meta:initial-creator>
    <meta:creation-date>2014-01-21T22:10:37.52</meta:creation-date>
    <dc:date>2014-01-21T22:40:08.62</dc:date>
    <dc:creator>Vitor Castro</dc:creator>
    <meta:editing-duration>PT00H29M33S</meta:editing-duration>
    <meta:editing-cycles>5</meta:editing-cycles>
    <meta:generator>BrOffice.org/3.2$Win32 OpenOffice.org_project/320m18$Build-9502</meta:generator>
    <meta:document-statistic meta:table-count="0" meta:image-count="0" meta:object-count="0" meta:page-count="1" meta:paragraph-count="7" meta:word-count="299" meta:character-count="1664"/>
  </office:meta>
</office:document-meta>
</file>